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Mono1" fo:font-size="9pt" officeooo:rsid="00147371" officeooo:paragraph-rsid="001aef9a" style:font-size-asian="9pt" style:font-size-complex="9pt"/>
    </style:style>
    <style:style style:name="P2" style:family="paragraph" style:parent-style-name="Text_20_body">
      <style:text-properties style:font-name="Liberation Mono1" fo:font-size="9pt" officeooo:rsid="00147371" officeooo:paragraph-rsid="00147371" style:font-size-asian="9pt" style:font-size-complex="9pt"/>
    </style:style>
    <style:style style:name="P3" style:family="paragraph" style:parent-style-name="Text_20_body">
      <style:text-properties officeooo:rsid="00147371" officeooo:paragraph-rsid="00147371"/>
    </style:style>
    <style:style style:name="P4" style:family="paragraph" style:parent-style-name="Text_20_body">
      <style:text-properties officeooo:rsid="001836a9" officeooo:paragraph-rsid="001836a9"/>
    </style:style>
    <style:style style:name="P5" style:family="paragraph" style:parent-style-name="Text_20_body">
      <style:text-properties officeooo:paragraph-rsid="001836a9"/>
    </style:style>
    <style:style style:name="P6" style:family="paragraph" style:parent-style-name="Text_20_body">
      <style:paragraph-properties fo:break-before="page"/>
      <style:text-properties style:font-name="Liberation Mono1" fo:font-size="9pt" officeooo:rsid="00147371" officeooo:paragraph-rsid="001aef9a" style:font-size-asian="9pt" style:font-size-complex="9pt"/>
    </style:style>
    <style:style style:name="P7" style:family="paragraph" style:parent-style-name="Title">
      <style:text-properties officeooo:rsid="00147371" officeooo:paragraph-rsid="00147371"/>
    </style:style>
    <style:style style:name="P8" style:family="paragraph" style:parent-style-name="Text_20_body">
      <style:text-properties officeooo:rsid="00199aeb" officeooo:paragraph-rsid="001aef9a"/>
    </style:style>
    <style:style style:name="P9" style:family="paragraph" style:parent-style-name="Text_20_body">
      <style:text-properties officeooo:rsid="001e688c" officeooo:paragraph-rsid="001e688c"/>
    </style:style>
    <style:style style:name="T1" style:family="text">
      <style:text-properties officeooo:rsid="00182cb6"/>
    </style:style>
    <style:style style:name="T2" style:family="text">
      <style:text-properties officeooo:rsid="001836a9"/>
    </style:style>
    <style:style style:name="T3" style:family="text">
      <style:text-properties style:font-name="Liberation Mono"/>
    </style:style>
    <style:style style:name="T4" style:family="text">
      <style:text-properties officeooo:rsid="00199aeb"/>
    </style:style>
    <style:style style:name="T5" style:family="text">
      <style:text-properties officeooo:rsid="001aef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ssword cracking with John the Ripper</text:p>
      <text:p text:style-name="P3">I have two computers at my disposal for working on computer security “stuff”. <text:s/>I have a raspberry pi with a dedicated MicroSSD chip for security and a dedicated MicroSSD chip for “production” webserver (and innocent victim). <text:s/>I also have a desktop computer, <text:span text:style-name="T1">which I use for software development, writing, finances, etc. <text:s/>It has an intel-6-42-7-core-i5-2500k CPU running at 3.30 GHz, 32 Gbytes of RAM and it has 4 cores. <text:s/>Since password cracking is a very CPU intensive exercise, I decided to try it on both the raspberry pi and the </text:span><text:span text:style-name="T2">desktop.</text:span></text:p>
      <text:p text:style-name="P5"><text:span text:style-name="T2">The effective guess rate on the raspberry pi is 0.005349g/s . <text:s/>When run on Kali linux under VirtualBox under Ubuntu 20.04.3 on the desktop it is </text:span>0.05792g/s<text:span text:style-name="T2"> . <text:s/>I tried downloading the latest version of JtR from github. <text:s/>I got it to compile cleanly and run, but I was unable to derive a “magic set” of options to actually do something useful. <text:s/>Perhaps I gave up too soon.</text:span></text:p>
      <text:p text:style-name="P4">Cracking any password that was in the list of known passwords takes not more than a few milliseconds.</text:p>
      <text:p text:style-name="P4"><text:s/>A password that is in the password list but which has been extended by a single character will take a few tens of seconds.</text:p>
      <text:p text:style-name="P4">Using the <text:span text:style-name="T3">openssh rand -base64 6</text:span> command generates 6 character passwords which JtR could not crack in <text:span text:style-name="T5">107</text:span> CPU Hours. <text:s/><text:span text:style-name="T4">As expected, using such passwords with a good password vault might be a good solution, so long as nothing happened to the password vault.</text:span></text:p>
      <text:p text:style-name="P8">One area that I might spend some time researching is what would happen if I <text:span text:style-name="T5">lengthened the </text:span>/usr/share/john/password.lst<text:span text:style-name="T5"> file. <text:s/>My thinking is that if JtR finds a hash from a word already known, then it can go really fast. <text:s/>I could </text:span>wr<text:span text:style-name="T5">i</text:span>te a program (it could be done in python because it doesn’t have to be blindingly fast) that would change just the case of one or more letters in the password list. <text:s/>So, for example, the word dirk is in <text:s/>. <text:s/>What if password.lst was augmented by Dirk, DIrk, DIRk, DIRK, dIrk, etc.? <text:s/>In the case of a 4 letter word, there are 15 possible variations. <text:s text:c="3"/><text:span text:style-name="T5">A quick, naive calculation (see attached program – it’s naive because it assumes that a password has only alphabetic characters and not numbers or punctuation characters.) shows that such a computer program might increase the size of the password.lst from 3,546 words to 854,897 words, surely a tractable number.</text:span></text:p>
      <text:p text:style-name="P8"/>
      <text:p text:style-name="P9">The software is available at <text:a xlink:type="simple" xlink:href="https://jeffsilverman.ddns.net/Coding_DoJo" text:style-name="Internet_20_link" text:visited-style-name="Visited_20_Internet_20_Link">https://jeffsilverman.ddns.net/Coding_DoJo</text:a> <text:s/>in the forms of the source Jupyter Notebook, python code, and HTML.</text:p>
      <text:p text:style-name="P3"/>
      <text:p text:style-name="P3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Liberation Mono1" fo:font-size="9pt" officeooo:rsid="00147371" officeooo:paragraph-rsid="001aef9a" style:font-size-asian="9pt" style:font-size-complex="9pt"/>
    </style:style>
    <style:style style:name="MP2" style:family="paragraph" style:parent-style-name="Text_20_body">
      <style:paragraph-properties fo:break-before="page"/>
      <style:text-properties style:font-name="Liberation Mono1" fo:font-size="9pt" officeooo:rsid="00147371" officeooo:paragraph-rsid="001aef9a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full">/home/jeffs/Coding_DoJo/JtR_Final_Report.odt</text:file-name><text:tab/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8T12:17:57.687484226</meta:creation-date>
    <dc:date>2021-11-28T23:59:49.959196339</dc:date>
    <meta:editing-duration>PT1H19M4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9" meta:word-count="426" meta:character-count="2509" meta:non-whitespace-character-count="2071"/>
  </office:meta>
</office:document-meta>
</file>